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ce5"/>
        <table:table-column table:style-name="co10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_1 hipotézis:</text:p>
          </table:table-cell>
          <table:table-cell office:value-type="string" calcext:value-type="string">
            <text:p>K aktív</text:p>
          </table:table-cell>
          <table:table-cell office:value-type="string" calcext:value-type="string">
            <text:p>E passzí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össz</text:p>
          </table:table-cell>
          <table:table-cell table:style-name="ce1" office:value-type="float" office:value="3727" calcext:value-type="float">
            <text:p>3727</text:p>
          </table:table-cell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3" office:value-type="string" calcext:value-type="string">
            <text:p>a boldnak kéne többnek lennie &gt;&gt;</text:p>
          </table:table-cell>
          <table:table-cell table:style-name="ce4"/>
          <table:table-cell table:style-name="ce1"/>
          <table:table-cell table:style-name="ce6" office:value-type="string" calcext:value-type="string">
            <text:p>&gt;&gt;</text:p>
          </table:table-cell>
          <table:table-cell table:style-name="ce6" office:value-type="string" calcext:value-type="string">
            <text:p>&lt;&lt;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Brüsszel</text:p>
          </table:table-cell>
          <table:table-cell office:value-type="float" office:value="910" calcext:value-type="float">
            <text:p>9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ktív</text:p>
          </table:table-cell>
          <table:table-cell table:style-name="ce4" table:formula="of:=[.C5]/[.C$4]" office:value-type="percentage" office:value="0.244164207137108" calcext:value-type="percentage">
            <text:p>24,4%</text:p>
          </table:table-cell>
          <table:table-cell table:formula="of:=[.D5]/[.D$4]" office:value-type="percentage" office:value="0.236798221234019" calcext:value-type="percentage">
            <text:p>23,7%</text:p>
          </table:table-cell>
          <table:table-cell office:value-type="string" calcext:value-type="string">
            <text:p>pici</text:p>
          </table:table-cell>
          <table:table-cell table:formula="of:=[.G5]/[.F5]" office:value-type="float" office:value="0.96983183575735" calcext:value-type="float">
            <text:p>0,97</text:p>
          </table:table-cell>
          <table:table-cell table:formula="of:=[.F5]/[.G5]" office:value-type="float" office:value="1.03110659305084" calcext:value-type="float">
            <text:p>1,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üsszelben</text:p>
          </table:table-cell>
          <table:table-cell office:value-type="float" office:value="825" calcext:value-type="float">
            <text:p>82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asszív</text:p>
          </table:table-cell>
          <table:table-cell table:formula="of:=[.C6]/[.C$4]" office:value-type="percentage" office:value="0.221357660316609" calcext:value-type="percentage">
            <text:p>22,1%</text:p>
          </table:table-cell>
          <table:table-cell table:style-name="ce4" table:formula="of:=[.D6]/[.D$4]" office:value-type="percentage" office:value="0.21011673151751" calcext:value-type="percentage">
            <text:p>21,0%</text:p>
          </table:table-cell>
          <table:table-cell office:value-type="string" calcext:value-type="string">
            <text:p>pici rossz irányba</text:p>
          </table:table-cell>
          <table:table-cell table:formula="of:=[.G6]/[.F6]" office:value-type="float" office:value="0.949218252564556" calcext:value-type="float">
            <text:p>0,95</text:p>
          </table:table-cell>
          <table:table-cell table:formula="of:=[.F6]/[.G6]" office:value-type="float" office:value="1.05349849446979" calcext:value-type="float">
            <text:p>1,0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üsszelbe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sszív</text:p>
          </table:table-cell>
          <table:table-cell table:formula="of:=[.C7]/[.C$4]" office:value-type="percentage" office:value="0.0276361685001342" calcext:value-type="percentage">
            <text:p>2,8%</text:p>
          </table:table-cell>
          <table:table-cell table:style-name="ce4" table:formula="of:=[.D7]/[.D$4]" office:value-type="percentage" office:value="0.047248471372985" calcext:value-type="percentage">
            <text:p>4,7%</text:p>
          </table:table-cell>
          <table:table-cell office:value-type="string" calcext:value-type="string">
            <text:p>vmicske</text:p>
          </table:table-cell>
          <table:table-cell table:formula="of:=[.G7]/[.F7]" office:value-type="float" office:value="1.70966070686519" calcext:value-type="float">
            <text:p>1,71</text:p>
          </table:table-cell>
          <table:table-cell table:formula="of:=[.F7]/[.G7]" office:value-type="float" office:value="0.584911378020486" calcext:value-type="float">
            <text:p>0,5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üsszelt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sszív</text:p>
          </table:table-cell>
          <table:table-cell table:formula="of:=[.C8]/[.C$4]" office:value-type="percentage" office:value="0.0220016098738932" calcext:value-type="percentage">
            <text:p>2,2%</text:p>
          </table:table-cell>
          <table:table-cell table:style-name="ce4" table:formula="of:=[.D8]/[.D$4]" office:value-type="percentage" office:value="0.0311284046692607" calcext:value-type="percentage">
            <text:p>3,1%</text:p>
          </table:table-cell>
          <table:table-cell office:value-type="string" calcext:value-type="string">
            <text:p>vmicske</text:p>
          </table:table-cell>
          <table:table-cell table:formula="of:=[.G8]/[.F8]" office:value-type="float" office:value="1.41482395368701" calcext:value-type="float">
            <text:p>1,41</text:p>
          </table:table-cell>
          <table:table-cell table:formula="of:=[.F8]/[.G8]" office:value-type="float" office:value="0.706801717198819" calcext:value-type="float">
            <text:p>0,71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s Bálint</meta:initial-creator>
    <meta:creation-date>2024-03-04T11:59:25.656599164</meta:creation-date>
    <dc:date>2024-03-04T12:10:36.091422403</dc:date>
    <dc:creator>Sass Bálint</dc:creator>
    <meta:editing-duration>PT11M9S</meta:editing-duration>
    <meta:editing-cycles>6</meta:editing-cycles>
    <meta:generator>LibreOffice/6.0.7.3$Linux_X86_64 LibreOffice_project/00m0$Build-3</meta:generator>
    <meta:document-statistic meta:table-count="1" meta:cell-count="45" meta:object-count="0"/>
  </office:meta>
</office:document-meta>
</file>